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avidbert.github.io/N7-techno-IA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01:02:11.076429067</meta:creation-date>
    <dc:date>2025-08-27T01:02:29.530615277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41" meta:non-whitespace-character-count="41"/>
    <meta:generator>LibreOffice/7.3.7.2$Linux_X86_64 LibreOffice_project/30$Build-2</meta:generator>
  </office:meta>
</office:document-meta>
</file>